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top="0cm" fo:margin-bottom="0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officeooo:paragraph-rsid="000869c3"/>
    </style:style>
    <style:style style:name="P3" style:family="paragraph" style:parent-style-name="Standard">
      <style:text-properties officeooo:paragraph-rsid="000a9f0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1.649cm" fo:margin-right="0cm" fo:margin-top="0cm" fo:margin-bottom="0cm" loext:contextual-spacing="false" fo:line-height="150%" fo:text-align="justify" style:justify-single-word="false" fo:text-indent="-1.649cm" style:auto-text-indent="false" style:page-number="auto" fo:background-color="transparent" style:writing-mode="page"/>
      <style:text-properties fo:font-size="13pt" style:font-size-asian="13pt" style:font-size-complex="13pt"/>
    </style:style>
    <style:style style:name="P6" style:family="paragraph" style:parent-style-name="Łacińskie" style:list-style-name="łacińskie"/>
    <style:style style:name="P7" style:family="paragraph" style:parent-style-name="Autor">
      <style:paragraph-properties fo:break-before="column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Temat:</text:span><text:span text:style-name="T1"> </text:span><text:span text:style-name="T3">Zadania poezji i role poety. Zinterpretuj i porównaj podane teksty Czesława Miłosza i Ernesta Brylla, uwzględniając wybrane konteksty literackie oraz ukształtowanie artystyczne obu tekstów.</text:span></text:p>
      <text:p text:style-name="Standard"/>
      <text:p text:style-name="Standard"/>
      <text:section text:style-name="Sect1" text:name="Sekcja1">
        <text:p text:style-name="Autor"><text:span text:style-name="Character_20_style">Czesław Miłosz (1911-2004)</text:span></text:p>
        <text:p text:style-name="P2"/>
        <text:p text:style-name="Nazwa"><text:span text:style-name="Character_20_style">Który skrzywdziłeś</text:span></text:p>
        <text:p text:style-name="P2"/>
        <text:p text:style-name="P2">Który skrzywdziłeś człowieka prostego</text:p>
        <text:p text:style-name="P2">Śmiechem nad krzywdą jego wybuchając,</text:p>
        <text:p text:style-name="P2">Gromadę błaznów koło siebie mając</text:p>
        <text:p text:style-name="P2">Na pomieszanie dobrego i złego,</text:p>
        <text:p text:style-name="P2">Choćby przed tobą wszyscy się skłonili</text:p>
        <text:p text:style-name="P2">Cnotę i mądrość tobie przypisując,</text:p>
        <text:p text:style-name="P2">Złote medale na twoją cześć kując,</text:p>
        <text:p text:style-name="P2">Radzi że jeszcze jeden dzień przeżyli,</text:p>
        <text:p text:style-name="P2"/>
        <text:p text:style-name="P2">Nie bądź bezpieczny. Poeta pamięta</text:p>
        <text:p text:style-name="P2">Możesz go zabić - narodzi się nowy.</text:p>
        <text:p text:style-name="P2">Spisane będą czyny i rozmowy.</text:p>
        <text:p text:style-name="P2"/>
        <text:p text:style-name="P2">Lepszy dla ciebie byłby świt zimowy</text:p>
        <text:p text:style-name="P2">I sznur i gałąź pod ciężarem zgięta.</text:p>
        <text:p text:style-name="P2"/>
        <text:p text:style-name="Podpiss"><text:span text:style-name="Character_20_style"><text:span text:style-name="T4">Washington D.C., 1950 (Światło dzienne, 1953)</text:span></text:span></text:p>
        <text:p text:style-name="P2"/>
        <text:p text:style-name="P2"/>
        <text:p text:style-name="P7"><text:span text:style-name="Character_20_style">Ernest Bryll (ur. 1935)</text:span></text:p>
        <text:p text:style-name="P2"/>
        <text:p text:style-name="Nazwa"><text:span text:style-name="Character_20_style">Ten, który…</text:span></text:p>
        <text:p text:style-name="P2"/>
        <text:p text:style-name="P2">Ten, który skrzywdził człowieka prostego</text:p>
        <text:p text:style-name="P2">Wynajdzie rymopisów, co wszystko wymażą</text:p>
        <text:p text:style-name="P2">i historyka w dowodach zręcznego</text:p>
        <text:p text:style-name="P2">Który wyrzeźbi dzieje z tak dostojną twarzą</text:p>
        <text:p text:style-name="P2">Jak nigdy w dziejach nie bywało.</text:p>
        <text:p text:style-name="P2">Ten, który zbrodnię czynił - byle wszystko cało</text:p>
        <text:p text:style-name="P2">Znajdzie w ciemności wieków swoją sprawiedliwość</text:p>
        <text:p text:style-name="P2">Chociaż siał burze, słodkie zbierze ziarno.</text:p>
        <text:p text:style-name="P2"/>
        <text:p text:style-name="P2">Takie jest doświadczenie. A my byśmy chcieli</text:p>
        <text:p text:style-name="P2">Aby się słowa poety lękano</text:p>
        <text:p text:style-name="P2">By imperatorowie w pomiętej pościeli</text:p>
        <text:p text:style-name="P2">Pocili się, myśleli - co o nich pisano</text:p>
        <text:p text:style-name="P2"/>
        <text:p text:style-name="P2">Takie jest doświadczenie, które zawsze znano</text:p>
        <text:p text:style-name="P2">I zawsze przeciw głupi poeci lecieli.</text:p>
        <text:p text:style-name="P2"/>
        <text:p text:style-name="Podpiss"><text:span text:style-name="Character_20_style"><text:span text:style-name="T4">Zwierzątko, 1975</text:span></text:span></text:p>
      </text:section>
      <text:p text:style-name="Standard"/>
      <text:p text:style-name="P4">I. Rozwinięcie tematu (22 pkt)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Autor"><text:span text:style-name="Character_20_style">Miłosz,</text:span> <text:span text:style-name="Character_20_style"><text:span text:style-name="T5">Który skrzywdziłeś</text:span></text:span></text:p>
          </table:table-cell>
          <table:table-cell table:style-name="Tabela1.B1" office:value-type="string">
            <text:p text:style-name="Autor"><text:span text:style-name="Character_20_style">Bryll,</text:span><text:span text:style-name="T4"> </text:span><text:span text:style-name="Character_20_style"><text:span text:style-name="T7">Ten, który…</text:span></text:span></text:p>
          </table:table-cell>
        </table:table-row>
        <table:table-row>
          <table:table-cell table:style-name="Tabela1.A2" table:number-columns-spanned="2" office:value-type="string">
            <text:p text:style-name="P3"><text:span text:style-name="łacińskie2">Kreacja podmiotu lirycznego</text:span></text:p>
          </table:table-cell>
          <table:covered-table-cell/>
        </table:table-row>
        <table:table-row>
          <table:table-cell table:style-name="Tabela1.A7" office:value-type="string">
            <text:list xml:id="list541524920" text:style-name="łacińskie">
              <text:list-item>
                <text:p text:style-name="P6"><text:span text:style-name="Character_20_style">pewny własnej wartości roli poeta;</text:span></text:p>
              </text:list-item>
              <text:list-item>
                <text:p text:style-name="P6"><text:span text:style-name="Character_20_style">obserwator i krytyk piętnujący zło;</text:span></text:p>
              </text:list-item>
              <text:list-item>
                <text:p text:style-name="P6"><text:span text:style-name="Character_20_style">osoba zaangażowana;</text:span></text:p>
              </text:list-item>
            </text:list>
          </table:table-cell>
          <table:table-cell table:style-name="Tabela1.B7" office:value-type="string">
            <text:list xml:id="list3103238965" text:style-name="łacińskie">
              <text:list-item>
                <text:p text:style-name="P6"><text:span text:style-name="Character_20_style">racjonalista odrzucający idealizowanie rzeczywistości;</text:span></text:p>
              </text:list-item>
              <text:list-item>
                <text:p text:style-name="P6"><text:span text:style-name="Character_20_style">ironiczny, sarkastyczny krytyk;</text:span></text:p>
              </text:list-item>
              <text:list-item>
                <text:p text:style-name="P6"><text:span text:style-name="Character_20_style">osoba zachowująca dystans;</text:span>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<text:span text:style-name="łacińskie2">Adresat liryczny</text:span></text:p>
          </table:table-cell>
          <table:covered-table-cell/>
        </table:table-row>
        <table:table-row>
          <table:table-cell table:style-name="Tabela1.A7" office:value-type="string">
            <text:list xml:id="list175236263886751" text:continue-numbering="true" text:style-name="łacińskie">
              <text:list-item>
                <text:p text:style-name="P6"><text:span text:style-name="Character_20_style">człowiek lekceważący człowieka i normy moralne;</text:span></text:p>
              </text:list-item>
              <text:list-item>
                <text:p text:style-name="P6"><text:span text:style-name="Character_20_style">tyran, zadufany w sobie, pyszny i dumny władca;</text:span></text:p>
              </text:list-item>
            </text:list>
          </table:table-cell>
          <table:table-cell table:style-name="Tabela1.B7" office:value-type="string">
            <text:list xml:id="list175236179887759" text:continue-numbering="true" text:style-name="łacińskie">
              <text:list-item>
                <text:p text:style-name="P6"><text:span text:style-name="Character_20_style">retoryczne "my", czyli "wy" - podm. zdystansowany!</text:span></text:p>
              </text:list-item>
              <text:list-item>
                <text:p text:style-name="P6"><text:span text:style-name="Character_20_style">ludzie naiwni, wierzący w ideały i sprawiedliwość;</text:span>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<text:span text:style-name="łacińskie2">Władca i społeczeństwo</text:span></text:p>
          </table:table-cell>
          <table:covered-table-cell/>
        </table:table-row>
        <table:table-row>
          <table:table-cell table:style-name="Tabela1.A7" office:value-type="string">
            <text:list xml:id="list175236691767839" text:continue-numbering="true" text:style-name="łacińskie">
              <text:list-item>
                <text:p text:style-name="P6"><text:span text:style-name="Character_20_style">spersonalizowany (2 os. lp.) - wzmocnienie groźby;</text:span></text:p>
              </text:list-item>
              <text:list-item>
                <text:p text:style-name="P6"><text:span text:style-name="Character_20_style">strachem podporządkowuje sobie innych;</text:span></text:p>
              </text:list-item>
              <text:list-item>
                <text:p text:style-name="P6"><text:span text:style-name="Character_20_style">poddańczo wychwalany i idealizowany;</text:span></text:p>
              </text:list-item>
            </text:list>
          </table:table-cell>
          <table:table-cell table:style-name="Tabela1.B7" office:value-type="string">
            <text:list xml:id="list175235955862318" text:continue-numbering="true" text:style-name="łacińskie">
              <text:list-item>
                <text:p text:style-name="P6"><text:span text:style-name="Character_20_style">uprzedmiotowiony (3 os.) - niedosięgły; cyniczny i szyderczy manipulator; gardzi człowiekiem i prawdą;</text:span></text:p>
              </text:list-item>
              <text:list-item>
                <text:p text:style-name="P6"><text:span text:style-name="Character_20_style">żąda poklasku, w praktyce triumfuje; pociąga za sobą ludzi (atrakcyjność zła);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Łacińskie" style:family="paragraph" style:parent-style-name="Standard" style:list-style-name="łacińskie">
      <style:paragraph-properties fo:margin-left="0cm" fo:margin-right="0cm" fo:margin-top="0cm" fo:margin-bottom="0cm" loext:contextual-spacing="false" fo:text-indent="0cm" style:auto-text-indent="false" style:writing-mode="page"/>
      <style:text-properties fo:font-size="10pt" style:font-size-asian="10.5pt"/>
    </style:style>
    <style:style style:name="Nazwa" style:family="paragraph" style:parent-style-name="Standard">
      <style:paragraph-properties style:writing-mode="page"/>
      <style:text-properties fo:font-style="italic" fo:font-weight="bold" style:font-size-asian="10.5pt"/>
    </style:style>
    <style:style style:name="Podpiss" style:family="paragraph" style:parent-style-name="Nazwa">
      <style:paragraph-properties style:writing-mode="page"/>
      <style:text-properties fo:font-size="9pt" fo:font-style="italic" fo:font-weight="normal" style:font-size-asian="10.5pt"/>
    </style:style>
    <style:style style:name="Autor" style:family="paragraph" style:parent-style-name="Standard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łacińskie2" style:family="text">
      <style:text-properties fo:font-size="10.5pt" fo:font-weight="bold" style:font-size-asian="10.5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Drop_20_Caps" style:display-name="Drop Cap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łaciński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55cm" fo:margin-left="0.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45.460896704</meta:creation-date>
    <dc:date>2017-11-05T17:51:44.796000000</dc:date>
    <meta:editing-duration>PT15M33S</meta:editing-duration>
    <meta:editing-cycles>4</meta:editing-cycles>
    <meta:generator>LibreOffice/5.4.2.2$Windows_x86 LibreOffice_project/22b09f6418e8c2d508a9eaf86b2399209b0990f4</meta:generator>
    <meta:document-statistic meta:table-count="1" meta:image-count="0" meta:object-count="0" meta:page-count="1" meta:paragraph-count="56" meta:word-count="328" meta:character-count="2210" meta:non-whitespace-character-count="1953"/>
  </office:meta>
</office:document-meta>
</file>